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Gothic" svg:font-family="Gothic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Overview Resources</text:h>
      <text:p text:style-name="Text_20_body">The Resources view shows all the bookable resources in the system. They are shown in a table where it is possible to sort the data by the different field names. It is also possible to search for resources and show hidden resources through a button at the top bar. It is also possible to create a new resource from this view by clicking on New resource. This option is only possible for system administrators. </text:p>
      <text:p text:style-name="Text_20_body">The table view contains the following fields:</text:p>
      <text:list xml:id="list453454466" text:style-name="L1">
        <text:list-item>
          <text:p text:style-name="P1">Resource</text:p>
        </text:list-item>
        <text:list-item>
          <text:p text:style-name="P1">Building</text:p>
        </text:list-item>
        <text:list-item>
          <text:p text:style-name="P1">Type</text:p>
        </text:list-item>
        <text:list-item>
          <text:p text:style-name="P1">Activity</text:p>
        </text:list-item>
      </text:list>
      <text:p text:style-name="Text_20_body">Through the Resource field it is possible to view a resource and see all of its content.</text:p>
      <text:h text:style-name="Heading_20_2" text:outline-level="2">New Resource</text:h>
      <text:p text:style-name="Text_20_body">Only system administrators are able to add new resources to the systems. When creating a resource you have to fill out the following:</text:p>
      <text:list xml:id="list1711583153" text:style-name="L2">
        <text:list-item>
          <text:p text:style-name="P2">Resource name</text:p>
        </text:list-item>
        <text:list-item>
          <text:p text:style-name="P2">Building name</text:p>
        </text:list-item>
        <text:list-item>
          <text:p text:style-name="P2">Activity</text:p>
        </text:list-item>
        <text:list-item>
          <text:p text:style-name="P2">Type</text:p>
        </text:list-item>
        <text:list-item>
          <text:p text:style-name="P2">Description</text:p>
        </text:list-item>
      </text:list>
      <text:p text:style-name="Text_20_body">Then press Save.</text:p>
      <text:p text:style-name="Text_20_body">N.B. It is not possible to delete a resource from the system. Only make them inactive. In order to keep the database tidy it is important only to create valid resources. If in doubt, use a test environment before you create a new resource within the production environment.</text:p>
      <text:h text:style-name="Heading_20_2" text:outline-level="2">Resource</text:h>
      <text:p text:style-name="Text_20_body">Each resource shows the following fields:</text:p>
      <text:list xml:id="list808953553" text:style-name="L3">
        <text:list-item>
          <text:p text:style-name="P3">Description</text:p>
        </text:list-item>
        <text:list-item>
          <text:p text:style-name="P3">Building</text:p>
        </text:list-item>
        <text:list-item>
          <text:p text:style-name="P3">Activity</text:p>
        </text:list-item>
        <text:list-item>
          <text:p text:style-name="P3">Type</text:p>
        </text:list-item>
      </text:list>
      <text:p text:style-name="Text_20_body">Users with the right authorization are able to edit the resource by clicking the Edit button.</text:p>
      <text:p text:style-name="Text_20_body">There is a calender button in the view that links to the schedule for the resoruce with all its bookings.</text:p>
      <text:p text:style-name="Text_20_body">To the resource view the following objects are linked:</text:p>
      <text:list xml:id="list137748761" text:style-name="L4">
        <text:list-item>
          <text:p text:style-name="P4">Documents attached to the resource, e.g. pictures, HMS-documents</text:p>
        </text:list-item>
        <text:list-item>
          <text:p text:style-name="P4">User rights for the resource</text:p>
        </text:list-item>
      </text:list>
      <text:h text:style-name="Heading_20_2" text:outline-level="2"><text:soft-page-break/>Edit Resource</text:h>
      <text:p text:style-name="Text_20_body">Each resource contains the following information:</text:p>
      <text:list xml:id="list413022782" text:continue-list="list808953553" text:style-name="L3">
        <text:list-item>
          <text:p text:style-name="P3">Resource name</text:p>
        </text:list-item>
        <text:list-item>
          <text:p text:style-name="P3">Building name</text:p>
        </text:list-item>
        <text:list-item>
          <text:p text:style-name="P3">Activity</text:p>
        </text:list-item>
        <text:list-item>
          <text:p text:style-name="P3">Type</text:p>
        </text:list-item>
        <text:list-item>
          <text:p text:style-name="P3">Active / Inactive</text:p>
        </text:list-item>
        <text:list-item>
          <text:p text:style-name="P3">Description</text:p>
        </text:list-item>
      </text:list>
      <text:p text:style-name="Text_20_body">It is possible to change these values on the build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Gothic" svg:font-family="Gothic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edrik Sjöberg</meta:initial-creator>
    <meta:creation-date>2009-07-28T15:06:53</meta:creation-date>
    <dc:date>2009-07-31T11:16:10</dc:date>
    <dc:creator>Fredrik Sjöberg</dc:creator>
    <meta:editing-duration>PT02H50M07S</meta:editing-duration>
    <meta:editing-cycles>28</meta:editing-cycles>
    <meta:generator>OpenOffice.org/3.1$Unix OpenOffice.org_project/310m11$Build-9399</meta:generator>
    <meta:document-statistic meta:table-count="0" meta:image-count="0" meta:object-count="0" meta:page-count="2" meta:paragraph-count="37" meta:word-count="305" meta:character-count="1698"/>
  </office:meta>
</office:document-meta>
</file>